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16431d" officeooo:paragraph-rsid="0016431d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16431d" officeooo:paragraph-rsid="0016c24b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officeooo:rsid="0016431d" officeooo:paragraph-rsid="0016431d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officeooo:rsid="0016431d" officeooo:paragraph-rsid="0016431d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16a5bc" officeooo:paragraph-rsid="0016a5bc"/>
    </style:style>
    <style:style style:name="P6" style:family="paragraph" style:parent-style-name="Standard">
      <style:paragraph-properties fo:text-align="justify" style:justify-single-word="false"/>
      <style:text-properties style:font-name="arial" officeooo:rsid="0016c24b" officeooo:paragraph-rsid="0016c24b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17d679" officeooo:paragraph-rsid="0017d679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18cacf" officeooo:paragraph-rsid="0018cacf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192986" officeooo:paragraph-rsid="00192986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1a44cb" officeooo:paragraph-rsid="001a44cb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1ad832" officeooo:paragraph-rsid="001ad832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1d541d" officeooo:paragraph-rsid="001d541d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1d8ab4" officeooo:paragraph-rsid="001d8ab4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1e4baa" officeooo:paragraph-rsid="001e4baa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1e6de2" officeooo:paragraph-rsid="001e6de2"/>
    </style:style>
    <style:style style:name="P16" style:family="paragraph" style:parent-style-name="Standard">
      <style:paragraph-properties fo:text-align="justify" style:justify-single-word="false"/>
      <style:text-properties style:font-name="arial" officeooo:rsid="001fab5f" officeooo:paragraph-rsid="001fab5f"/>
    </style:style>
    <style:style style:name="P17" style:family="paragraph" style:parent-style-name="Standard">
      <style:paragraph-properties fo:text-align="justify" style:justify-single-word="false"/>
      <style:text-properties style:font-name="arial" officeooo:rsid="00204196" officeooo:paragraph-rsid="00204196"/>
    </style:style>
    <style:style style:name="P18" style:family="paragraph" style:parent-style-name="Standard">
      <style:paragraph-properties fo:text-align="justify" style:justify-single-word="false"/>
      <style:text-properties style:font-name="arial" officeooo:rsid="002085b8" officeooo:paragraph-rsid="002085b8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215756" officeooo:paragraph-rsid="00215756"/>
    </style:style>
    <style:style style:name="P20" style:family="paragraph" style:parent-style-name="Standard">
      <style:paragraph-properties fo:text-align="justify" style:justify-single-word="false"/>
      <style:text-properties officeooo:paragraph-rsid="001c2cc1"/>
    </style:style>
    <style:style style:name="P21" style:family="paragraph" style:parent-style-name="Standard">
      <style:paragraph-properties fo:text-align="justify" style:justify-single-word="false"/>
      <style:text-properties officeooo:paragraph-rsid="001e6de2"/>
    </style:style>
    <style:style style:name="P22" style:family="paragraph" style:parent-style-name="Standard">
      <style:paragraph-properties fo:text-align="justify" style:justify-single-word="false"/>
      <style:text-properties officeooo:paragraph-rsid="001fab5f"/>
    </style:style>
    <style:style style:name="P23" style:family="paragraph" style:parent-style-name="Standard">
      <style:paragraph-properties fo:text-align="justify" style:justify-single-word="false"/>
      <style:text-properties officeooo:paragraph-rsid="00204196"/>
    </style:style>
    <style:style style:name="P24" style:family="paragraph" style:parent-style-name="Standard">
      <style:paragraph-properties fo:text-align="justify" style:justify-single-word="false"/>
      <style:text-properties officeooo:paragraph-rsid="002085b8"/>
    </style:style>
    <style:style style:name="P25" style:family="paragraph" style:parent-style-name="Standard">
      <style:paragraph-properties fo:text-align="justify" style:justify-single-word="false"/>
      <style:text-properties officeooo:paragraph-rsid="00215756"/>
    </style:style>
    <style:style style:name="T1" style:family="text">
      <style:text-properties style:font-name="arial" fo:font-weight="bold" officeooo:rsid="001c2cc1" style:font-weight-asian="bold" style:font-weight-complex="bold"/>
    </style:style>
    <style:style style:name="T2" style:family="text">
      <style:text-properties style:font-name="arial" officeooo:rsid="001e6de2"/>
    </style:style>
    <style:style style:name="T3" style:family="text">
      <style:text-properties style:font-name="arial" officeooo:rsid="001fab5f"/>
    </style:style>
    <style:style style:name="T4" style:family="text">
      <style:text-properties style:font-name="arial" officeooo:rsid="00204196"/>
    </style:style>
    <style:style style:name="T5" style:family="text">
      <style:text-properties style:font-name="arial" officeooo:rsid="002085b8"/>
    </style:style>
    <style:style style:name="T6" style:family="text">
      <style:text-properties style:font-name="arial" officeooo:rsid="0021575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6c24b" style:font-weight-asian="bold" style:font-weight-complex="bold"/>
    </style:style>
    <style:style style:name="T9" style:family="text">
      <style:text-properties fo:font-weight="bold" officeooo:rsid="00192986" style:font-weight-asian="bold" style:font-weight-complex="bold"/>
    </style:style>
    <style:style style:name="T10" style:family="text">
      <style:text-properties fo:font-weight="bold" officeooo:rsid="001c2cc1" style:font-weight-asian="bold" style:font-weight-complex="bold"/>
    </style:style>
    <style:style style:name="T11" style:family="text">
      <style:text-properties officeooo:rsid="0018cacf"/>
    </style:style>
    <style:style style:name="T12" style:family="text">
      <style:text-properties officeooo:rsid="001c2cc1"/>
    </style:style>
    <style:style style:name="T13" style:family="text">
      <style:text-properties officeooo:rsid="00204196"/>
    </style:style>
    <style:style style:name="T14" style:family="text">
      <style:text-properties officeooo:rsid="002085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ula 01 <text:s/>- Resumo</text:p>
      <text:p text:style-name="P3"/>
      <text:p text:style-name="P4"/>
      <text:p text:style-name="P1">Para nosso primeiro encontro: Vamos entender as tendências atuais de UI/UX. Para levantar o estado da arte (o que existe de mais recente, “crista da onda”), aproveite os links abaixo. Organize o conhecimento dos vídeos (links abaixo) como um resumo e de forma que possa ser apresentado em aula para os colegas e professores. Você pode criar uma apresentação e suplementar, quando necessário, com páginas de texto para justificar escolhas e descrever suas descobertas com mais detalhes (lembre-se que você entregará esta atividade depois). Terminado o estado da arte, tendo tempo disponível, siga para o histórico. Desta forma, você entenderá a evolução dessa área ao longo do tempo. Assim como o item anterior, prepare um material para compartilhar conhecimento com os colegas.</text:p>
      <text:p text:style-name="P1"/>
      <text:p text:style-name="P1"><text:span text:style-name="T7">VIDEO 1 – UI DESIGN TRENDS 2022 (</text:span><text:a xlink:type="simple" xlink:href="https://www.youtube.com/watch?v=5eVu__pc6gI" text:style-name="Internet_20_link" text:visited-style-name="Visited_20_Internet_20_Link">https://www.youtube.com/watch?v=5eVu__pc6gI</text:a>)</text:p>
      <text:p text:style-name="P1"/>
      <text:p text:style-name="P5">3D and animations</text:p>
      <text:p text:style-name="P5">Easy 3D for web?</text:p>
      <text:p text:style-name="P5">Fun optimistics design</text:p>
      <text:p text:style-name="P5">Big, Bold and experimental typography</text:p>
      <text:p text:style-name="P5">blur background and glassmorphism</text:p>
      <text:p text:style-name="P5">90’s years nostalgias/retro</text:p>
      <text:p text:style-name="P5">Gradients</text:p>
      <text:p text:style-name="P5">extraordinary imagery</text:p>
      <text:p text:style-name="P5">Black and white</text:p>
      <text:p text:style-name="P5">dakr mode</text:p>
      <text:p text:style-name="P6">vivid colours</text:p>
      <text:p text:style-name="P2"><text:span text:style-name="T9">V</text:span><text:span text:style-name="T7">IDEO </text:span><text:span text:style-name="T9">2</text:span><text:span text:style-name="T7"> – U</text:span><text:span text:style-name="T8">X</text:span><text:span text:style-name="T7"> DESIGN TRENDS 2022 (</text:span><text:a xlink:type="simple" xlink:href="https://www.youtube.com/watch?v=fkhhnk4rmuI" text:style-name="Internet_20_link" text:visited-style-name="Visited_20_Internet_20_Link"><text:span text:style-name="T7">https://www.youtube.com/watch?v=fkhhnk4rmuI</text:span></text:a>)</text:p>
      <text:p text:style-name="P2"/>
      <text:p text:style-name="P7">Scrollytelling</text:p>
      <text:p text:style-name="P7">data visualization</text:p>
      <text:p text:style-name="P7">inclusive design</text:p>
      <text:p text:style-name="P7">3d everywhere</text:p>
      <text:p text:style-name="P7">AR/VR</text:p>
      <text:p text:style-name="P7">voice user interface <text:span text:style-name="T11">(</text:span><text:a xlink:type="simple" xlink:href="https://blog.openreplay.com/recognizing-speech-with-vanilla-javascript" text:style-name="Internet_20_link" text:visited-style-name="Visited_20_Internet_20_Link"><text:span text:style-name="T11">https://blog.openreplay.com/recognizing-speech-with-vanilla-javascript</text:span></text:a><text:span text:style-name="T11">)</text:span></text:p>
      <text:p text:style-name="P8">Microinterations</text:p>
      <text:p text:style-name="P9">personalize user experience</text:p>
      <text:p text:style-name="P9">social audio apps</text:p>
      <text:p text:style-name="P9"/>
      <text:p text:style-name="P9"><text:span text:style-name="T7">VIDEO 3 – Top 10 web design trnds in 2022 | best UI web</text:span> (<text:a xlink:type="simple" xlink:href="https://www.youtube.com/watch?v=lVFDFCQYJWw" text:style-name="Internet_20_link" text:visited-style-name="Visited_20_Internet_20_Link">https://www.youtube.com/watch?v=lVFDFCQYJWw</text:a>) <text:span text:style-name="T12">(https://medium.com/quick-code/coolest-25-web-design-trends-in-2021-thatll-rock-the-world-388eb1144b7e)</text:span></text:p>
      <text:p text:style-name="P9"/>
      <text:p text:style-name="P9"/>
      <text:p text:style-name="P10">NEUMORPHISM IN USER INTERFACES</text:p>
      <text:p text:style-name="P10">frosted glass effects</text:p>
      <text:p text:style-name="P10">confortable colors</text:p>
      <text:p text:style-name="P10">tridimensional colors</text:p>
      <text:p text:style-name="P10">gradient color scheme</text:p>
      <text:p text:style-name="P10"><text:soft-page-break/>interactive 3d content</text:p>
      <text:p text:style-name="P10">material design</text:p>
      <text:p text:style-name="P10">darkmode</text:p>
      <text:p text:style-name="P10">minimalist(flat design)</text:p>
      <text:p text:style-name="P11">hand drawn elements</text:p>
      <text:p text:style-name="P10"/>
      <text:p text:style-name="P20"><text:span text:style-name="T1">VIDEO 4 - </text:span><text:span text:style-name="T7">UI Trends 2022: Top 10 Design Trends You Have to Know </text:span><text:span text:style-name="T10">(</text:span><text:a xlink:type="simple" xlink:href="https://www.youtube.com/watch?v=Y6x9ab1YoOQ" text:style-name="Internet_20_link" text:visited-style-name="Visited_20_Internet_20_Link"><text:span text:style-name="T10">https://www.youtube.com/watch?v=Y6x9ab1YoOQ</text:span></text:a><text:span text:style-name="T10">)</text:span></text:p>
      <text:p text:style-name="P20"/>
      <text:p text:style-name="P12">bold and unusual tupography</text:p>
      <text:p text:style-name="P13">blured and textured gradients</text:p>
      <text:p text:style-name="P13">dark mode</text:p>
      <text:p text:style-name="P13">3d and animation</text:p>
      <text:p text:style-name="P14">nfts</text:p>
      <text:p text:style-name="P14">retro style</text:p>
      <text:p text:style-name="P14">90s vibe</text:p>
      <text:p text:style-name="P15">neon on dark</text:p>
      <text:p text:style-name="P15">abstract shapes</text:p>
      <text:p text:style-name="P15">brutalism</text:p>
      <text:p text:style-name="P21"><text:span text:style-name="T2"/></text:p>
      <text:p text:style-name="P21"><text:span text:style-name="T2">VIDEO 5 - </text:span>Top 5 UI/UX Design [Trends] Tips by Cuberto (2020)</text:p>
      <text:p text:style-name="P15"><text:s/>(<text:a xlink:type="simple" xlink:href="https://www.youtube.com/watch?v=gq9w14ag0ls" text:style-name="Internet_20_link" text:visited-style-name="Visited_20_Internet_20_Link">https://www.youtube.com/watch?v=gq9w14ag0ls</text:a>)</text:p>
      <text:p text:style-name="P15"/>
      <text:p text:style-name="P15">Animation in UI</text:p>
      <text:p text:style-name="P15">photon, <text:s/>content in UI</text:p>
      <text:p text:style-name="P15">work with fonts</text:p>
      <text:p text:style-name="P16">light UI vs Dark UI</text:p>
      <text:p text:style-name="P16">unified pictogram style</text:p>
      <text:p text:style-name="P16"/>
      <text:p text:style-name="P22"><text:span text:style-name="T3">VIDEO 6 - </text:span>Top 5 UI/UX Design [Trends] Tips // Vol. 2</text:p>
      <text:p text:style-name="P16"><text:s/>(<text:a xlink:type="simple" xlink:href="https://www.youtube.com/watch?v=xbfJJnQVoGQ" text:style-name="Internet_20_link" text:visited-style-name="Visited_20_Internet_20_Link">https://www.youtube.com/watch?v=xbfJJnQVoGQ</text:a>)</text:p>
      <text:p text:style-name="P16">change the usual patterns</text:p>
      <text:p text:style-name="P16">native UI vs Creative UI</text:p>
      <text:p text:style-name="P17">should the designer be able to dray icons</text:p>
      <text:p text:style-name="P17">keep a contrast UI</text:p>
      <text:p text:style-name="P17">presentation</text:p>
      <text:p text:style-name="P17">(idia, criativity and presentation)</text:p>
      <text:p text:style-name="P17">visual hierarquia</text:p>
      <text:p text:style-name="P23"><text:span text:style-name="T4">VIDEO 7 - </text:span>Top 5 UI/UX Design [Trends] Tips // Vol. 3 <text:span text:style-name="T13">(</text:span><text:a xlink:type="simple" xlink:href="https://www.youtube.com/watch?v=p7dbWAENmqE" text:style-name="Internet_20_link" text:visited-style-name="Visited_20_Internet_20_Link"><text:span text:style-name="T13">https://www.youtube.com/watch?v=p7dbWAENmqE</text:span></text:a><text:span text:style-name="T13">)</text:span></text:p>
      <text:p text:style-name="P23"/>
      <text:p text:style-name="P17">expectation and reality</text:p>
      <text:p text:style-name="P18">tab bar funcionality</text:p>
      <text:p text:style-name="P18">redising or unexsit product</text:p>
      <text:p text:style-name="P18">simetry is boring</text:p>
      <text:p text:style-name="P18">reference seaching</text:p>
      <text:p text:style-name="P18">less is more</text:p>
      <text:p text:style-name="P18"/>
      <text:p text:style-name="P24"><text:span text:style-name="T5">VIDEO 8 - 2</text:span>0 Excellent UI/UX Design Animation Examples For Inspiration <text:span text:style-name="T14">(</text:span><text:a xlink:type="simple" xlink:href="https://www.youtube.com/watch?v=Qe7_BNnseXs" text:style-name="Internet_20_link" text:visited-style-name="Visited_20_Internet_20_Link"><text:span text:style-name="T14">https://www.youtube.com/watch?v=Qe7_BNnseXs</text:span></text:a><text:span text:style-name="T14">)</text:span></text:p>
      <text:p text:style-name="P24"/>
      <text:p text:style-name="P19">Some examples of animations</text:p>
      <text:p text:style-name="P19"><text:soft-page-break/></text:p>
      <text:p text:style-name="P25"><text:span text:style-name="T6">VIDEO 9 - </text:span>Excellent Top 10 Example Mobile App Design | UI/UX Animation Design</text:p>
      <text:p text:style-name="P19">(<text:a xlink:type="simple" xlink:href="https://www.youtube.com/watch?v=IrRHlMIykwk" text:style-name="Internet_20_link" text:visited-style-name="Visited_20_Internet_20_Link">https://www.youtube.com/watch?v=IrRHlMIykwk</text:a>)</text:p>
      <text:p text:style-name="P19"/>
      <text:p text:style-name="P19"><text:a xlink:type="simple" xlink:href="https://pt.squarespace.com/design-de-sites?utm_term=loggedout_ros&amp;utm_content=video" text:style-name="Internet_20_link" text:visited-style-name="Visited_20_Internet_20_Link">https://pt.squarespace.com/design-de-sites?utm_term=loggedout_ros&amp;utm_content=video</text:a></text:p>
      <text:p text:style-name="P19"/>
      <text:p text:style-name="P19"><text:a xlink:type="simple" xlink:href="https://dribbble.com/shots/popular/animation" text:style-name="Internet_20_link" text:visited-style-name="Visited_20_Internet_20_Link">https://dribbble.com/shots/popular/animation</text:a></text:p>
      <text:p text:style-name="P19"/>
      <text:p text:style-name="P19"/>
      <text:p text:style-name="P19"><text:a xlink:type="simple" xlink:href="https://chiefofdesign.com.br/ui-design/" text:style-name="Internet_20_link" text:visited-style-name="Visited_20_Internet_20_Link">https://chiefofdesign.com.br/ui-design/</text:a></text:p>
      <text:p text:style-name="P19"/>
      <text:p text:style-name="P19"><text:a xlink:type="simple" xlink:href="https://m2.material.io/design" text:style-name="Internet_20_link" text:visited-style-name="Visited_20_Internet_20_Link">https://m2.material.io/design</text:a></text:p>
      <text:p text:style-name="P19"/>
      <text:p text:style-name="P19"><text:a xlink:type="simple" xlink:href="https://chiefofdesign.com.br/testes-ab-taxas-de-conversao/" text:style-name="Internet_20_link" text:visited-style-name="Visited_20_Internet_20_Link">https://chiefofdesign.com.br/testes-ab-taxas-de-conversao/</text:a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6T20:04:06.896946715</dc:date>
    <meta:editing-duration>PT37M56S</meta:editing-duration>
    <meta:editing-cycles>8</meta:editing-cycles>
    <meta:generator>LibreOffice/7.3.6.2$Linux_X86_64 LibreOffice_project/30$Build-2</meta:generator>
    <meta:document-statistic meta:table-count="0" meta:image-count="0" meta:object-count="0" meta:page-count="3" meta:paragraph-count="78" meta:word-count="409" meta:character-count="3241" meta:non-whitespace-character-count="2903"/>
  </office:meta>
</office:document-meta>
</file>